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Heading_20_1">
      <style:text-properties fo:font-weight="bold" style:font-weight-asian="bold" style:font-weight-complex="bold"/>
    </style:style>
    <style:style style:name="P5" style:family="paragraph" style:parent-style-name="Heading_20_1">
      <style:text-properties fo:font-weight="bold" officeooo:paragraph-rsid="0000e933" style:font-weight-asian="bold" style:font-weight-complex="bold"/>
    </style:style>
    <style:style style:name="P6" style:family="paragraph" style:parent-style-name="Heading_20_1">
      <style:text-properties fo:font-size="12pt" fo:font-weight="bold" officeooo:paragraph-rsid="0000e933" style:font-size-asian="12pt" style:font-weight-asian="bold" style:font-size-complex="12pt" style:font-weight-complex="bold"/>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break-before="page"/>
      <style:text-properties fo:font-size="12pt" fo:font-weight="bold" style:font-size-asian="12pt" style:font-weight-asian="bold" style:font-size-complex="12pt" style:font-weight-complex="bold"/>
    </style:style>
    <style:style style:name="P10" style:family="paragraph" style:parent-style-name="Heading_20_1">
      <style:text-properties fo:font-size="12pt" fo:font-weight="bold" officeooo:paragraph-rsid="0000e933" style:font-size-asian="12pt" style:font-weight-asian="bold" style:font-size-complex="12pt" style:font-weight-complex="bold"/>
    </style:style>
    <style:style style:name="T1" style:family="text">
      <style:text-properties officeooo:rsid="0000e9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Mercedes-Benz</text:p>
      <text:p text:style-name="P1"/>
      <text:p text:style-name="P1"><text:a xlink:type="simple" xlink:href="https://www.youtube.com/watch?v=MyF-KAgQS7M" text:style-name="Internet_20_link" text:visited-style-name="Visited_20_Internet_20_Link">https://www.youtube.com/watch?v=MyF-KAgQS7M</text:a></text:p>
      <text:p text:style-name="P1"/>
      <text:p text:style-name="P1"/>
      <text:p text:style-name="P1"/>
      <text:p text:style-name="P1">La clave del nacimiento de esta marca está en el año 1902. Emil Jellinek, Cónsul General de Austria en Niza, participó en un campeonato de coches con un Daimler Phoenix, que resultó ser toda una sorpresa al proclamarse campeón de ésa y más carreras. El coche del Cónsul también tenía un distintivo que le hacía especial&amp; llevaba escrito en el capó el nombre de su hija: Mercedes).</text:p>
      <text:p text:style-name="P1"/>
      <text:p text:style-name="P1">Sin embargo, la marca #Mercedes-Benz# no aparecería hasta el año 1926, momento en que Gottlieb Daimler y Karl Benz deciden fusionar sus empresas de automoción. A partir de ese momento, la empresa destacó no sólo por proporcionar coches para particulares sino que también se caracterizó por la producción de vehículos comerciales como por ejemplo autobuses.</text:p>
      <text:p text:style-name="P1"/>
      <text:p text:style-name="P1">En la actualidad, Mercedes-Benz es una marca que goza de un gran prestigio dentro del mundo de la automoción.</text:p>
      <text:p text:style-name="P1"/>
      <text:p text:style-name="P1"/>
      <text:p text:style-name="P1">Mercedes-Benz Sprinter</text:p>
      <text:p text:style-name="P1"/>
      <text:h text:style-name="P4" text:outline-level="1">Mercedes-Benz Sprinter 324 Combi TA</text:h>
      <text:p text:style-name="P1"/>
      <text:p text:style-name="P1"/>
      <text:p text:style-name="P1">Mercedes-Benz Sprinter 324 Combi TA</text:p>
      <text:p text:style-name="P1"/>
      <text:p text:style-name="P1"><text:s text:c="2"/></text:p>
      <text:p text:style-name="P1"/>
      <text:p text:style-name="P1">Información general</text:p>
      <text:p text:style-name="P1">Tipo de coche: <text:tab/>Furgonetas grandes</text:p>
      <text:p text:style-name="P1">Tracción: <text:tab/>Trasera</text:p>
      <text:p text:style-name="P1">Tipo de cambio: <text:tab/>Automático</text:p>
      <text:p text:style-name="P1">Tara nominal mínima:</text:p>
      <text:p text:style-name="P1">(peso del coche descargado)<text:tab/>2395 Kg</text:p>
      <text:p text:style-name="P1">Plazas máximas: <text:tab/>9 ocupantes</text:p>
      <text:p text:style-name="P1">Largo: <text:tab/>6945 mm</text:p>
      <text:p text:style-name="P1">Ancho: <text:tab/>1993 mm</text:p>
      <text:p text:style-name="P1">Alto: <text:tab/>2700 mm</text:p>
      <text:p text:style-name="P1">Motor</text:p>
      <text:p text:style-name="P1">Combustible: <text:tab/>Gasolina</text:p>
      <text:p text:style-name="P1">Cilindrada: <text:tab/>3498 cc</text:p>
      <text:p text:style-name="P1">Número de cilindros: <text:tab/>6</text:p>
      <text:p text:style-name="P1"><text:soft-page-break/>Prestaciones</text:p>
      <text:p text:style-name="P1">Caballos de potencia: <text:tab/>258,4 cv</text:p>
      <text:p text:style-name="P1">Potencia máxima: <text:tab/>190 kw</text:p>
      <text:p text:style-name="P1">Par máximo:</text:p>
      <text:p text:style-name="P1">(fuerza del motor)<text:tab/>340 NM</text:p>
      <text:p text:style-name="P1">Consumo</text:p>
      <text:p text:style-name="P1">Nivel de consumo: <text:tab/></text:p>
      <text:p text:style-name="P1">Consumo: <text:tab/>13,1 litros a los 100 km</text:p>
      <text:p text:style-name="P1">Emisiones de CO2: <text:tab/>312 g/km</text:p>
      <text:p text:style-name="P2"/>
      <text:p text:style-name="P2"/>
      <text:p text:style-name="P2"/>
      <text:p text:style-name="P9">Nissan</text:p>
      <text:p text:style-name="P2"><text:a xlink:type="simple" xlink:href="https://www.youtube.com/watch?v=MxUFMgZUihU" text:style-name="Internet_20_link" text:visited-style-name="Visited_20_Internet_20_Link">https://www.youtube.com/watch?v=MxUFMgZUihU</text:a></text:p>
      <text:p text:style-name="P2"/>
      <text:h text:style-name="P6" text:outline-level="1">Los inicios de Nissan Motors se remontan a 1928 aunque en sus inicios no se dedicaba a fabricar coches… básicamente se limitaba a hacer negocios con piezas de automóviles.</text:h>
      <text:h text:style-name="P6" text:outline-level="1"/>
      <text:h text:style-name="P6" text:outline-level="1">En los años 30 es cuando la empieza se introduce en el sector de la automoción. Lo hizo mediante la fusión de una parte de la empresa automovilística DAT y la Tobata Casting (compañía que ya pertenecía a Nissan). De esta unión nació la Nissan Motors (1934).</text:h>
      <text:h text:style-name="P6" text:outline-level="1"/>
      <text:h text:style-name="P6" text:outline-level="1">En la actualidad, Nissan tiene una marca de lujo – Infiniti – aunque el gigante japonés pasó por serias dificultades económicas en los años 90. Este hecho hizo que Renault adquiriera una parte de la compañía nipona (tiene un 44,4% de sus acciones). Y no le fue mal <text:s/>ya que la empresa gala consiguió hacer resurgir los modelos de Nissan.</text:h>
      <text:h text:style-name="P5" text:outline-level="1">Nissan Primastar 2.5dCi (150CV) Combi 9 larga</text:h>
      <text:p text:style-name="P1"/>
      <text:p text:style-name="P1"/>
      <text:p text:style-name="P1">Información general</text:p>
      <text:p text:style-name="P1">Tipo de coche: <text:tab/>Furgonetas grandes</text:p>
      <text:p text:style-name="P1">Tracción: <text:tab/>Delantera</text:p>
      <text:p text:style-name="P1">Tipo de cambio: <text:tab/>Manual</text:p>
      <text:p text:style-name="P1">Tara nominal mínima:</text:p>
      <text:p text:style-name="P1">(peso del coche descargado)<text:tab/>1828 Kg</text:p>
      <text:p text:style-name="P1">Plazas máximas: <text:tab/>9 ocupantes</text:p>
      <text:p text:style-name="P1">Largo: <text:tab/>5182 mm</text:p>
      <text:p text:style-name="P1">Ancho: <text:tab/>1904 mm</text:p>
      <text:p text:style-name="P1">Alto: <text:tab/>1940 mm</text:p>
      <text:p text:style-name="P1">Motor</text:p>
      <text:p text:style-name="P1">Combustible: <text:tab/>Diésel</text:p>
      <text:p text:style-name="P1">Cilindrada: <text:tab/>2464 cc</text:p>
      <text:p text:style-name="P1">Número de cilindros: <text:tab/>4</text:p>
      <text:p text:style-name="P1">Prestaciones</text:p>
      <text:p text:style-name="P1">Caballos de potencia: <text:tab/>146 cv</text:p>
      <text:p text:style-name="P1">Potencia máxima: <text:tab/>107 kw</text:p>
      <text:p text:style-name="P1">Par máximo:</text:p>
      <text:p text:style-name="P1">(fuerza del motor)<text:tab/>320 NM</text:p>
      <text:p text:style-name="P1">Consumo</text:p>
      <text:p text:style-name="P1">Nivel de consumo: <text:tab/></text:p>
      <text:p text:style-name="P1">Consumo: <text:tab/>8,8 litros a los 100 km</text:p>
      <text:p text:style-name="P1">Emisiones de CO2: <text:tab/>232 g/km</text:p>
      <text:p text:style-name="P3"/>
      <text:p text:style-name="P1"/>
      <text:p text:style-name="P1">Peugeo<text:span text:style-name="T1">t </text:span></text:p>
      <text:p text:style-name="P1"/>
      <text:p text:style-name="P1">La marca francesa de coches también tuvo sus orígenes en una ferretería-tienda de bicicletas. Al igual que Adam Opel, la familia Peugeot decidió abandonar este sector para dedicarse a producir coches, un objetivo que vio cumplido a partir de 1876.</text:p>
      <text:p text:style-name="P1"/>
      <text:p text:style-name="P1">A principios del siglo XX, Peugeot compaginó la producción de coches con la de motocicletas. La fabricación de automóviles creció, hecho que propició que en el año 1927, la empresa incrementara el número de fábricas que tenía hasta el momento.</text:p>
      <text:p text:style-name="P1"/>
      <text:p text:style-name="P1">Como otras compañías del sector de la automoción, la II Guerra Mundial afectó a los intereses de Peugeot, aunque se recuperó rápidamente. Lo demuestra la venta de más de 14.000 unidades del 202 en el año 1946.</text:p>
      <text:p text:style-name="P1"/>
      <text:p text:style-name="P1">A finales del siglo XX, Peugeot ya era considerada una de las empresas de automoción más importantes de Europa (no hay que olvidar que en 1975 se hizo con Citroën, uno de sus competidores).</text:p>
      <text:p text:style-name="P1"/>
      <text:p text:style-name="P1">Peugeot Nueva Expert PREMIUM 5/9pl L2 2.0 HDI 140</text:p>
      <text:p text:style-name="P1"/>
      <text:p text:style-name="P1"><text:a xlink:type="simple" xlink:href="https://www.youtube.com/watch?v=8gvmDXAPilk" text:style-name="Internet_20_link" text:visited-style-name="Visited_20_Internet_20_Link">https://www.youtube.com/watch?v=8gvmDXAPilk</text:a></text:p>
      <text:p text:style-name="P1"/>
      <text:p text:style-name="P1"/>
      <text:p text:style-name="P1"><text:s/></text:p>
      <text:p text:style-name="P1">Información general</text:p>
      <text:p text:style-name="P1">Tipo de coche: <text:tab/>Furgonetas grandes</text:p>
      <text:p text:style-name="P1">Tracción: <text:tab/>Delantera</text:p>
      <text:p text:style-name="P1">Tipo de cambio: <text:tab/>Manual</text:p>
      <text:p text:style-name="P1">Tara nominal mínima:</text:p>
      <text:p text:style-name="P1">(peso del coche descargado)<text:tab/>1933 Kg</text:p>
      <text:p text:style-name="P1">Plazas máximas: <text:tab/>0 ocupantes</text:p>
      <text:p text:style-name="P1">Largo: <text:tab/>5143 mm</text:p>
      <text:p text:style-name="P1">Ancho: <text:tab/>1895 mm</text:p>
      <text:p text:style-name="P1">Alto: <text:tab/>1980 mm</text:p>
      <text:p text:style-name="P1">Motor</text:p>
      <text:p text:style-name="P1">Combustible: <text:tab/>Diésel</text:p>
      <text:p text:style-name="P1">Cilindrada: <text:tab/>1997 cc</text:p>
      <text:p text:style-name="P1">Número de cilindros: <text:tab/>4</text:p>
      <text:p text:style-name="P1">Prestaciones</text:p>
      <text:p text:style-name="P1">Caballos de potencia: <text:tab/>136 cv</text:p>
      <text:p text:style-name="P1">Potencia máxima: <text:tab/>100 kw</text:p>
      <text:p text:style-name="P1">Par máximo:</text:p>
      <text:p text:style-name="P1">(fuerza del motor)<text:tab/>320 NM</text:p>
      <text:p text:style-name="P1">Consumo</text:p>
      <text:p text:style-name="P1">Nivel de consumo: <text:tab/></text:p>
      <text:p text:style-name="P1">Consumo: <text:tab/>7,6 litros a los 100 km</text:p>
      <text:p text:style-name="P1">Emisiones de CO2: <text:tab/>200 g/km</text:p>
      <text:p text:style-name="P3"/>
      <text:p text:style-name="P1">Volkswagen</text:p>
      <text:p text:style-name="P1"/>
      <text:p text:style-name="P1"/>
      <text:p text:style-name="P1">La marca significa “el coche del pueblo” en alemán. Su nombre lo dice todo, ya que Adolf Hitler tenía el objetivo de que los alemanes pudieran acceder a la compra de un automóvil. Ferdinand Porsche se encargó de la misión y diseñó un coche de bajo consumo y que fuera barato.</text:p>
      <text:p text:style-name="P1"/>
      <text:p text:style-name="P1">Este primer modelo – el KdF - fue presentado en 1938 y a partir de ese momento se creó la fábrica de Wolfsburg para empezar a producirlos. Sin embargo, el estallido de la II Guerra Mundial hizo que el proyecto del “coche para el pueblo” fuera abandonado, además de que la fábrica fue bombardeada por los aliados. En 1948, tres años después de que la guerra llegara a su punto y final, empezaron las exportaciones a países como Dinamarca, Luxemburgo, Suecia, Bélgica y Suiza.</text:p>
      <text:p text:style-name="P1"/>
      <text:p text:style-name="P1">En los años 50 es cuando Volkswagen empieza a exportar vehículos a todo el mundo y a instalar centros de producción. Entre los modelos más emblemáticos de la empresa están el “Escarabajo”, el Golf o el Polo. Actualmente, VW es la empresa de automoción que fabrica más coches en Europa. <text:s text:c="2"/></text:p>
      <text:p text:style-name="P1"/>
      <text:p text:style-name="P1">Volkswagen TRANS/CARAVELLE TECHO ALTO 3.2 AUT. 6V</text:p>
      <text:p text:style-name="P1"/>
      <text:p text:style-name="P1"><text:a xlink:type="simple" xlink:href="https://www.youtube.com/watch?v=8aXuZsNP2eY" text:style-name="Internet_20_link" text:visited-style-name="Visited_20_Internet_20_Link">https://www.youtube.com/watch?v=8aXuZsNP2eY</text:a></text:p>
      <text:p text:style-name="P1"/>
      <text:p text:style-name="P1"/>
      <text:p text:style-name="P1"/>
      <text:p text:style-name="P1">Información general</text:p>
      <text:p text:style-name="P1">Tipo de coche: <text:tab/>Furgonetas grandes</text:p>
      <text:p text:style-name="P1">Tracción: <text:tab/>Delantera</text:p>
      <text:p text:style-name="P1">Tipo de cambio: <text:tab/>AS</text:p>
      <text:p text:style-name="P1">Tara nominal mínima:</text:p>
      <text:p text:style-name="P1">(peso del coche descargado)<text:tab/>1980 Kg</text:p>
      <text:p text:style-name="P1">Plazas máximas: <text:tab/>9 ocupantes</text:p>
      <text:p text:style-name="P1">Largo: <text:tab/>5290 mm</text:p>
      <text:p text:style-name="P1">Ancho: <text:tab/>1904 mm</text:p>
      <text:p text:style-name="P1">Alto: <text:tab/>2456 mm</text:p>
      <text:p text:style-name="P1">Motor</text:p>
      <text:p text:style-name="P1">Combustible: <text:tab/>Gasolina</text:p>
      <text:p text:style-name="P1">Cilindrada: <text:tab/>3189 cc</text:p>
      <text:p text:style-name="P1">Número de cilindros: <text:tab/>6</text:p>
      <text:p text:style-name="P1">Prestaciones</text:p>
      <text:p text:style-name="P1">Caballos de potencia: <text:tab/>235,28 cv</text:p>
      <text:p text:style-name="P1">Potencia máxima: <text:tab/>173 kw</text:p>
      <text:p text:style-name="P1">Par máximo:</text:p>
      <text:p text:style-name="P1">(fuerza del motor)<text:tab/>315 NM</text:p>
      <text:p text:style-name="P1">Consumo</text:p>
      <text:p text:style-name="P1">Nivel de consumo: <text:tab/></text:p>
      <text:p text:style-name="P1">Consumo: <text:tab/>13,3 litros a los 100 km</text:p>
      <text:p text:style-name="P1">Emisiones de CO2: <text:tab/>317 g/k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1-28T23:00:28.373000000</dc:date>
    <meta:editing-duration>PT13M42S</meta:editing-duration>
    <meta:editing-cycles>3</meta:editing-cycles>
    <meta:document-statistic meta:table-count="0" meta:image-count="0" meta:object-count="0" meta:page-count="5" meta:paragraph-count="121" meta:word-count="965" meta:character-count="5902" meta:non-whitespace-character-count="4981"/>
  </office:meta>
</office:document-meta>
</file>